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draw:textarea-vertical-align="top" fo:min-height="13.431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textarea-vertical-align="top" fo:min-height="12.457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6c3b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6c3b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style:font-name="Ubuntu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fo:color="#ed1c24" fo:font-size="20pt" style:text-underline-style="none" fo:font-weight="bold" style:font-size-asian="20pt" style:font-weight-asian="bold" style:font-size-complex="20pt" style:font-weight-complex="bold"/>
    </style:style>
    <style:style style:name="T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8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color="#0066b3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fo:color="#006c3b" fo:font-size="20pt" style:text-underline-style="none" fo:font-weight="bold" style:font-size-asian="20pt" style:font-weight-asian="bold" style:font-size-complex="20pt" style:font-weight-complex="bold"/>
    </style:style>
    <style:style style:name="T15" style:family="text">
      <style:text-properties fo:color="#006c3b"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2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rojet CETCAL, orientations techniques.</text:span></text:p>
          </draw:text-box>
        </draw:frame>
        <draw:frame presentation:style-name="pr2" draw:text-style-name="P3" draw:layer="layout" svg:width="25.2cm" svg:height="13.431cm" svg:x="1.4cm" svg:y="4.9cm" presentation:class="subtitle" presentation:user-transformed="true">
          <draw:text-box>
            <text:list text:style-name="L2">
              <text:list-item>
                <text:p text:style-name="P2"><text:span text:style-name="T2"><text:s/></text:span><text:span text:style-name="T3">La philosophie numérique de CETCAL.</text:span></text:p>
              </text:list-item>
            </text:list>
            <text:list text:style-name="L1">
              <text:list-header>
                <text:p text:style-name="P2"><text:span text:style-name="T4"/></text:p>
                <text:list>
                  <text:list-item>
                    <text:p text:style-name="P2"><text:span text:style-name="T4">Rester local :</text:span><text:span text:style-name="T5"> pas de sous-traitance – développements réalisés localement. Mise en production garantie et assuré par CET (pas d’hébergeur avec Data Center).</text:span></text:p>
                  </text:list-item>
                  <text:list-item>
                    <text:p text:style-name="P2"><text:span text:style-name="T4">Être souverain de son code :</text:span><text:span text:style-name="T5"> pas d’intégration de modules Google ou de dépendances “ Géants du numérique “ : </text:span><text:span text:style-name="T6">0% Google, 0% Microsoft.</text:span></text:p>
                  </text:list-item>
                  <text:list-item>
                    <text:p text:style-name="P2"><text:span text:style-name="T7">Optimisations du code : </text:span><text:span text:style-name="T5">évite les sur-consommation de données - recalcul des états uniquement quand nécessaire.</text:span></text:p>
                  </text:list-item>
                  <text:list-item>
                    <text:p text:style-name="P2"><text:span text:style-name="T7">Transparence et Partage du code : </text:span><text:span text:style-name="T8">le code source</text:span><text:span text:style-name="T9"> </text:span><text:span text:style-name="T8">cetcal est sur GitHub</text:span><text:span text:style-name="T5"> en profil publique Open-Source. Le code est partagé avec qui souhaite l’utiliser ou y contribuer : </text:span><text:span text:style-name="T10">github.com/j-fish/cetcal</text:span></text:p>
                  </text:list-item>
                  <text:list-item>
                    <text:p text:style-name="P2"><text:span text:style-name="T11">Cetcal garantit une </text:span><text:span text:style-name="T12">souveraineté numérique</text:span><text:span text:style-name="T13"> sans conditions à chaque utilisateur ou visiteur (pas de Tracking, les données seront physiquement supprimées si demande est faite par un utilisateur).</text:span></text:p>
                  </text:list-item>
                  <text:list-item>
                    <text:p text:style-name="P2"><text:span text:style-name="T11">Outils</text:span><text:span text:style-name="T13"> de développement </text:span><text:span text:style-name="T11">et solutions </text:span><text:span text:style-name="T14">100% libres</text:span><text:span text:style-name="T13"> : Linux, implémentation de projets Open-Source (leafletjs, OSM)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rojet CETCAL, technologies mises en oeuvres</text:span></text:p>
          </draw:text-box>
        </draw:frame>
        <draw:frame presentation:style-name="pr4" draw:text-style-name="P5" draw:layer="layout" svg:width="25.2cm" svg:height="12.457cm" svg:x="1.4cm" svg:y="4.9cm" presentation:class="subtitle" presentation:user-transformed="true">
          <draw:text-box>
            <text:list text:style-name="L2">
              <text:list-header>
                <text:p text:style-name="P2"><text:span text:style-name="T1">2. </text:span><text:span text:style-name="T15">L’application cetcal.site est orientée innovations Web.</text:span></text:p>
              </text:list-header>
            </text:list>
            <text:list text:style-name="L1">
              <text:list-header>
                <text:p text:style-name="P2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2"><text:span text:style-name="T16">Php 7</text:span><text:span text:style-name="T17">.+ : Php est un </text:span><text:span text:style-name="T18">langage de programmation</text:span><text:span text:style-name="T17"> massivement utilisé (Facebook, WhatsApp pour les plus connus).</text:span></text:p>
                  </text:list-item>
                  <text:list-item>
                    <text:p text:style-name="P2"><text:span text:style-name="T16">Bootstrap 4</text:span><text:span text:style-name="T17"> : est un framework Web pour réaliser des pages web aux design modernes. Il implémente en priorité le </text:span><text:span text:style-name="T19">Responsive Design</text:span><text:span text:style-name="T20"> </text:span><text:span text:style-name="T21">(adaptation des pages selon les types d’écrans : smartphone, tablettes ou écrans standards d’ordinateurs).</text:span></text:p>
                  </text:list-item>
                  <text:list-item>
                    <text:p text:style-name="P2"><text:span text:style-name="T22">JQuery</text:span><text:span text:style-name="T21"> : framework </text:span><text:span text:style-name="T23">Javascript</text:span><text:span text:style-name="T21">.</text:span></text:p>
                  </text:list-item>
                  <text:list-item>
                    <text:p text:style-name="P2"><text:span text:style-name="T22">CSS 3, HTML 5.</text:span></text:p>
                  </text:list-item>
                  <text:list-item>
                    <text:p text:style-name="P2"><text:span text:style-name="T24">Base de données :</text:span><text:span text:style-name="T22"> MySql </text:span><text:span text:style-name="T24">en production, et</text:span><text:span text:style-name="T22"> MariaDb </text:span><text:span text:style-name="T24">en environnement de développement.</text:span></text:p>
                  </text:list-item>
                </text:list>
                <text:p text:style-name="P2"><text:span text:style-name="T25"/></text:p>
              </text:list-item>
            </text:list>
            <text:list text:style-name="L4">
              <text:list-item>
                <text:p text:style-name="P2"><text:span text:style-name="T25"><text:s/></text:span><text:span text:style-name="T25">Cetcal.site</text:span><text:span text:style-name="T26"> en production : Serveur Web Apache. MySql, Php 7.2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08:05:52.493006984</meta:creation-date>
    <meta:editing-duration>PT30M47S</meta:editing-duration>
    <meta:editing-cycles>32</meta:editing-cycles>
    <meta:generator>LibreOffice/6.0.7.3$Linux_X86_64 LibreOffice_project/00m0$Build-3</meta:generator>
    <dc:title>Inspiration</dc:title>
    <dc:date>2020-07-15T09:10:39.518081323</dc:date>
    <meta:document-statistic meta:object-count="30"/>
  </office:meta>
</office:document-meta>
</file>